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506e0"/>
    </style:style>
    <style:style style:name="P2" style:family="paragraph" style:parent-style-name="Standard">
      <style:text-properties officeooo:paragraph-rsid="00158564"/>
    </style:style>
    <style:style style:name="P3" style:family="paragraph" style:parent-style-name="Standard">
      <style:text-properties fo:font-weight="bold" officeooo:paragraph-rsid="001506e0" style:font-weight-asian="bold" style:font-weight-complex="bold"/>
    </style:style>
    <style:style style:name="P4" style:family="paragraph" style:parent-style-name="Standard">
      <style:text-properties fo:font-style="normal" fo:font-weight="bold" officeooo:paragraph-rsid="001506e0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paragraph-rsid="00165729"/>
    </style:style>
    <style:style style:name="P6" style:family="paragraph" style:parent-style-name="Standard">
      <style:text-properties officeooo:paragraph-rsid="001805fc"/>
    </style:style>
    <style:style style:name="P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158564"/>
    </style:style>
    <style:style style:name="P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165729"/>
    </style:style>
    <style:style style:name="P9" style:family="paragraph" style:parent-style-name="Standard">
      <style:paragraph-properties fo:break-before="page"/>
      <style:text-properties officeooo:paragraph-rsid="001506e0"/>
    </style:style>
    <style:style style:name="T1" style:family="text">
      <style:text-properties officeooo:rsid="001506e0"/>
    </style:style>
    <style:style style:name="T2" style:family="text">
      <style:text-properties officeooo:rsid="00158564"/>
    </style:style>
    <style:style style:name="T3" style:family="text">
      <style:text-properties fo:font-weight="bold" officeooo:rsid="001506e0" style:font-weight-asian="bold" style:font-weight-complex="bold"/>
    </style:style>
    <style:style style:name="T4" style:family="text">
      <style:text-properties fo:font-weight="bold" officeooo:rsid="00158564" style:font-weight-asian="bold" style:font-weight-complex="bold"/>
    </style:style>
    <style:style style:name="T5" style:family="text">
      <style:text-properties fo:font-weight="bold" officeooo:rsid="00165729" style:font-weight-asian="bold" style:font-weight-complex="bold"/>
    </style:style>
    <style:style style:name="T6" style:family="text">
      <style:text-properties style:text-underline-style="none" fo:font-weight="bold" officeooo:rsid="00158564" style:font-weight-asian="bold" style:font-weight-complex="bold"/>
    </style:style>
    <style:style style:name="T7" style:family="text">
      <style:text-properties officeooo:rsid="00165729"/>
    </style:style>
    <style:style style:name="T8" style:family="text">
      <style:text-properties officeooo:rsid="001805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hmed</text:span></text:p>
      <text:p text:style-name="P1"><text:span text:style-name="T1">-</text:span><text:span text:style-name="T3">Ajustements/remaniements partout</text:span></text:p>
      <text:p text:style-name="P1"><text:span text:style-name="T1">-</text:span><text:span text:style-name="T3">OpenGL </text:span><text:span text:style-name="T1">/ </text:span><text:span text:style-name="T3">Son</text:span></text:p>
      <text:p text:style-name="P3"><text:span text:style-name="T1">-Tmx</text:span></text:p>
      <text:p text:style-name="P1"><text:span text:style-name="T1"/></text:p>
      <text:p text:style-name="P1"><text:span text:style-name="T1">Baptiste</text:span></text:p>
      <text:p text:style-name="P1"><text:span text:style-name="T1">-</text:span><text:span text:style-name="T3">Crypto</text:span></text:p>
      <text:p text:style-name="P1"><text:span text:style-name="T1">-</text:span><text:span text:style-name="T3">Coordination</text:span></text:p>
      <text:p text:style-name="P3"><text:span text:style-name="T1">-Images,Maps</text:span></text:p>
      <text:p text:style-name="P3"><text:span text:style-name="T1">-Sons</text:span></text:p>
      <text:p text:style-name="P1"><text:span text:style-name="T1"/></text:p>
      <text:p text:style-name="P1"><text:span text:style-name="T1">Houssam</text:span></text:p>
      <text:p text:style-name="P4"><text:span text:style-name="T1">-Moteur de jeu / grille</text:span></text:p>
      <text:p text:style-name="P3"><text:span text:style-name="T1">-Modèle relationnel / Active record / </text:span><text:span text:style-name="T2">Marshall</text:span></text:p>
      <text:p text:style-name="P1"><text:span text:style-name="T1">-</text:span><text:span text:style-name="T3">Gestion Profil</text:span></text:p>
      <text:p text:style-name="P1"><text:span text:style-name="T1"/></text:p>
      <text:p text:style-name="P1"><text:span text:style-name="T1">Scrat</text:span></text:p>
      <text:p text:style-name="P3"><text:span text:style-name="T1">-Son</text:span></text:p>
      <text:p text:style-name="P3"><text:span text:style-name="T1">-Classe abstraite</text:span></text:p>
      <text:p text:style-name="P1"><text:span text:style-name="T1">-</text:span><text:span text:style-name="T3">Documentation</text:span></text:p>
      <text:p text:style-name="P1"><text:span text:style-name="T1"/></text:p>
      <text:p text:style-name="P1"><text:span text:style-name="T1">Matthis</text:span></text:p>
      <text:p text:style-name="P1"><text:span text:style-name="T1">-</text:span><text:span text:style-name="T3">Chercheur infructueux de gems</text:span></text:p>
      <text:p text:style-name="P1"><text:span text:style-name="T1"/></text:p>
      <text:p text:style-name="P1"><text:span text:style-name="T1">Marius</text:span></text:p>
      <text:p text:style-name="P3"><text:span text:style-name="T1">-Import BMP 24bitsRGB</text:span></text:p>
      <text:p text:style-name="P1"><text:span text:style-name="T1">-</text:span><text:span text:style-name="T3">Chercheur infructueux de gems</text:span></text:p>
      <text:p text:style-name="P1"><text:span text:style-name="T1"/></text:p>
      <text:p text:style-name="P1"><text:span text:style-name="T1"/></text:p>
      <text:p text:style-name="P1"><text:span text:style-name="T1">Victorien</text:span></text:p>
      <text:p text:style-name="P1"><text:span text:style-name="T3">-BDD v1, interfacage crypto ( a compris le BaptisteLite )</text:span></text:p>
      <text:p text:style-name="P1"><text:span text:style-name="T1"/></text:p>
      <text:p text:style-name="P5"><text:span text:style-name="T7"/></text:p>
      <text:p text:style-name="P9"><text:span text:style-name="T1">ORGANISATION</text:span></text:p>
      <text:p text:style-name="P1"><text:span text:style-name="T1">CONCEPTIO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BDD / CRYPTO </text:span></text:p>
      <text:p text:style-name="P2"><text:span text:style-name="T2"><text:tab/></text:span><text:span text:style-name="T3">Victorien</text:span><text:span text:style-name="T1"> BDD v1, interfacage crypto ( a compris le BaptisteLite )</text:span></text:p>
      <text:p text:style-name="P2"><text:span text:style-name="T1"><text:tab/></text:span><text:span text:style-name="T4">Houssam</text:span><text:span text:style-name="T2"> </text:span><text:span text:style-name="T1">Modèl</text:span><text:span text:style-name="T2">e </text:span><text:span text:style-name="T1">relationnel / Active record / </text:span><text:span text:style-name="T2">Marshall</text:span></text:p>
      <text:p text:style-name="P2"><text:span text:style-name="T2"><text:tab/></text:span><text:span text:style-name="T4">Baptiste</text:span><text:span text:style-name="T2"> </text:span><text:span text:style-name="T1">Crypto</text:span></text:p>
      <text:p text:style-name="P2"><text:span text:style-name="T2">MOTEUR </text:span></text:p>
      <text:p text:style-name="P2"><text:span text:style-name="T2"><text:tab/></text:span><text:span text:style-name="T3">Marius</text:span><text:span text:style-name="T1"> Import BMP 24bitsRGB</text:span></text:p>
      <text:p text:style-name="P2"><text:span text:style-name="T1"><text:tab/></text:span><text:span text:style-name="T3">Houssa</text:span><text:span text:style-name="T4">m</text:span><text:span text:style-name="T2"> </text:span><text:span text:style-name="T1">Moteur de jeu / grille / Gestion Profil</text:span></text:p>
      <text:p text:style-name="P2"><text:span text:style-name="T2">INTERFACE GRAPHIQUE </text:span></text:p>
      <text:p text:style-name="P2"><text:span text:style-name="T2"><text:tab/></text:span><text:span text:style-name="T4">Ahmed</text:span><text:span text:style-name="T2"> </text:span><text:span text:style-name="T1">OpenGL </text:span><text:span text:style-name="T2">Scrat </text:span><text:span text:style-name="T1">Classe abstraite,</text:span></text:p>
      <text:p text:style-name="P2"><text:span text:style-name="T1"><text:tab/></text:span><text:span text:style-name="T4">Baptiste</text:span><text:span text:style-name="T2"> Charte graphique Boutons</text:span></text:p>
      <text:p text:style-name="P1"><text:span text:style-name="T1">IMAGE / TMX</text:span></text:p>
      <text:p text:style-name="P2"><text:span text:style-name="T1"><text:tab/></text:span><text:span text:style-name="T4">Ahmed</text:span><text:span text:style-name="T2"> </text:span><text:span text:style-name="T1">Tmx</text:span></text:p>
      <text:p text:style-name="P2"><text:span text:style-name="T1"><text:tab/></text:span><text:span text:style-name="T4">Baptiste</text:span><text:span text:style-name="T2"> Sprites/Maps/Bg</text:span></text:p>
      <text:p text:style-name="P2"><text:span text:style-name="T1">SON </text:span></text:p>
      <text:p text:style-name="P2"><text:span text:style-name="T1"><text:tab/></text:span><text:span text:style-name="T4">Scrat</text:span><text:span text:style-name="T2"> Son, </text:span></text:p>
      <text:p text:style-name="P2"><text:span text:style-name="T2"><text:tab/></text:span><text:span text:style-name="T4">Ahmed</text:span><text:span text:style-name="T2"> </text:span><text:span text:style-name="T1">Son, </text:span></text:p>
      <text:p text:style-name="P2"><text:span text:style-name="T1"><text:tab/></text:span><text:span text:style-name="T5">Baptiste</text:span><text:span text:style-name="T7"> Son</text:span></text:p>
      <text:p text:style-name="P2"><text:span text:style-name="T7"/></text:p>
      <text:p text:style-name="P2"><text:span text:style-name="T7"/></text:p>
      <text:p text:style-name="P6"><text:span text:style-name="T8">POST-CODE</text:span></text:p>
      <text:p text:style-name="P5"><text:span text:style-name="T4">Baptiste</text:span><text:span text:style-name="T2"> </text:span><text:span text:style-name="T1">Coordination</text:span></text:p>
      <text:p text:style-name="P2"><text:span text:style-name="T5">Matthis</text:span><text:span text:style-name="T7"> </text:span><text:span text:style-name="T5">Marius</text:span><text:span text:style-name="T7"> Chercheur infructeux de gems </text:span></text:p>
      <text:p text:style-name="Standard"><text:span text:style-name="T5">Scrat</text:span><text:span text:style-name="T7"> Documentation</text:span></text:p>
      <text:p text:style-name="P5"><text:span text:style-name="T3">Ahmed</text:span><text:span text:style-name="T1"> Ajustements/remaniements part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mesnil</meta:initial-creator>
    <meta:creation-date>2016-04-28T14:19:13</meta:creation-date>
    <dc:date>2016-04-28T15:49:54</dc:date>
    <dc:creator>antoine mesnil</dc:creator>
    <meta:editing-duration>PT58M6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2" meta:paragraph-count="48" meta:word-count="135" meta:character-count="955" meta:non-whitespace-character-count="849"/>
  </office:meta>
</office:document-meta>
</file>